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Quotations">
      <style:text-properties fo:font-style="italic" style:font-style-asian="italic" style:font-style-complex="italic"/>
    </style:style>
    <style:style style:name="P2" style:family="paragraph" style:parent-style-name="Text_20_body">
      <style:text-properties officeooo:rsid="001042d5" officeooo:paragraph-rsid="001042d5"/>
    </style:style>
    <style:style style:name="P3" style:family="paragraph" style:parent-style-name="Text_20_body">
      <style:text-properties officeooo:rsid="00107d0e" officeooo:paragraph-rsid="00107d0e"/>
    </style:style>
    <style:style style:name="P4" style:family="paragraph" style:parent-style-name="Text_20_body">
      <style:text-properties officeooo:rsid="00112aba" officeooo:paragraph-rsid="00112aba"/>
    </style:style>
    <style:style style:name="P5" style:family="paragraph" style:parent-style-name="Text_20_body">
      <style:text-properties officeooo:rsid="0011645e" officeooo:paragraph-rsid="0011645e"/>
    </style:style>
    <style:style style:name="P6" style:family="paragraph" style:parent-style-name="Text_20_body">
      <style:text-properties officeooo:rsid="0011645e" officeooo:paragraph-rsid="00119345"/>
    </style:style>
    <style:style style:name="P7" style:family="paragraph" style:parent-style-name="Text_20_body">
      <style:text-properties officeooo:rsid="0011645e" officeooo:paragraph-rsid="00127f4d"/>
    </style:style>
    <style:style style:name="P8" style:family="paragraph" style:parent-style-name="Text_20_body">
      <style:text-properties officeooo:rsid="00131502" officeooo:paragraph-rsid="00131502"/>
    </style:style>
    <style:style style:name="P9" style:family="paragraph" style:parent-style-name="Heading">
      <style:text-properties officeooo:rsid="00119345"/>
    </style:style>
    <style:style style:name="P10" style:family="paragraph" style:parent-style-name="Text_20_body">
      <style:text-properties officeooo:rsid="00119345" officeooo:paragraph-rsid="00119345"/>
    </style:style>
    <style:style style:name="P11" style:family="paragraph" style:parent-style-name="Text_20_body">
      <style:text-properties officeooo:rsid="00119345" officeooo:paragraph-rsid="00127f4d"/>
    </style:style>
    <style:style style:name="P12" style:family="paragraph" style:parent-style-name="Text_20_body">
      <style:text-properties officeooo:rsid="00127f4d" officeooo:paragraph-rsid="00127f4d"/>
    </style:style>
    <style:style style:name="P13" style:family="paragraph" style:parent-style-name="Quotations">
      <style:text-properties fo:font-style="italic" officeooo:rsid="00119345" style:font-style-asian="italic" style:font-style-complex="italic"/>
    </style:style>
    <style:style style:name="T1" style:family="text">
      <style:text-properties officeooo:rsid="001042d5"/>
    </style:style>
    <style:style style:name="T2" style:family="text">
      <style:text-properties officeooo:rsid="00107d0e"/>
    </style:style>
    <style:style style:name="T3" style:family="text">
      <style:text-properties officeooo:rsid="00112aba"/>
    </style:style>
    <style:style style:name="T4" style:family="text">
      <style:text-properties officeooo:rsid="0011645e"/>
    </style:style>
    <style:style style:name="T5" style:family="text">
      <style:text-properties officeooo:rsid="00119345"/>
    </style:style>
    <style:style style:name="T6" style:family="text">
      <style:text-properties officeooo:rsid="00131502"/>
    </style:style>
    <style:style style:name="T7" style:family="text">
      <style:text-properties officeooo:rsid="00140c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Übersetzung <text:span text:style-name="T1">einer Bedienungsanleitung für das 620175 Crimp-werkzeug</text:span></text:h>
      <text:p text:style-name="Text_20_body"/>
      <text:p text:style-name="Text_20_body"/>
      <text:p text:style-name="P2">Astro Tool Corp</text:p>
      <text:p text:style-name="P2">C-Rahmen Crimp Werkzeug <text:s/>620175</text:p>
      <text:p text:style-name="P2"/>
      <text:p text:style-name="P2">Bedienungsanleitung des 620175 Crimp-Werkzeuges</text:p>
      <text:p text:style-name="P2"/>
      <text:p text:style-name="Heading">Allgemein:</text:p>
      <text:p text:style-name="P2">Das Astro Tool Crop. 620175 Hex Die Crimp-Werkzeug ist ein handbetriebenes Crimp-Werkzeug, zum crimpen von Crimpkontakten, Hochspannungssteckern und anderen Abschließungen welche ein offenes Crimp-Werkzeug benötigen.</text:p>
      <text:p text:style-name="P2">Es ist bloß eine Installationshandlung nötig – den benötigten Crimpeinsatz zu installieren. Die Crimpeinsaetze sind verfügbar als einfach, doppelt und sechsfach Crimp<text:span text:style-name="T6">einsetze.</text:span></text:p>
      <text:p text:style-name="P2">Spezielle Crimpverbindungen sind auch zu bekommen, wenden Sie sich hierfuer an die Firma um Informationen zu erhalten.</text:p>
      <text:p text:style-name="P2">Der präzise Werkzeug-Arbeitsmechanismus garantiert eine hohe Qualität, bei wiederholtem Crimpen. Der innere Aufbau der Mechanik und des Schaltmechanismusses reduziert die Druckkraft um die Crimpung zu erreichen.</text:p>
      <text:p text:style-name="P2"/>
      <text:p text:style-name="P2">Für eine lange Lebensdauer und optimale Leistung , sollte dieses Werkzeug sauber gehalten werden, und mit dem richtigen Werkzeug gewartet werden.</text:p>
      <text:p text:style-name="P2"/>
      <text:p text:style-name="Heading">a)</text:p>
      <text:p text:style-name="P2">Öffnen und schließen Sie das Werkzeug mehrere Male und be<text:span text:style-name="T7">ob</text:span>achten Sie den ganzen Arbeitsmechanismus.<text:tab/></text:p>
      <text:p text:style-name="P1">→<text:span text:style-name="T7"> </text:span>Beachten Sie, das Werkzeug kann nicht geöffnet<text:span text:style-name="T2"> werden bis der Ablauf abgeschlossen ist.</text:span></text:p>
      <text:p text:style-name="P3">b)<text:tab/>Identifiziere die Teile in Abbildung #1</text:p>
      <text:p text:style-name="P3">1.<text:tab/>Griff</text:p>
      <text:p text:style-name="P3">2.<text:tab/>Beweglicher Einsatz</text:p>
      <text:p text:style-name="P3"><text:soft-page-break/>3.<text:tab/>Starrer Einsatz</text:p>
      <text:p text:style-name="P3">4. Führungs-Nut</text:p>
      <text:p text:style-name="P3"/>
      <text:p text:style-name="Heading">c)<text:tab/>der Ausbau</text:p>
      <text:p text:style-name="Text_20_body"/>
      <text:p text:style-name="P3">1.<text:tab/>Das Werkzeug muss sich voll in die geöffneter Position befinden wie in Abbildung #2</text:p>
      <text:p text:style-name="P3">2.<text:tab/>Finden Sie, an der Fuehrungsschine die festen Hülsenbuchse und setzen Sie der Halterung mit der Führung an. Drücken sie die Buchse in ihren Aufschub.</text:p>
      <text:p text:style-name="P1">Beachte:<text:tab/>Um zu bestimmen welche der Buchsen fest und welche beweglich ist, <text:span text:style-name="T3">das letztere muss auf einer Linie mit der Einbuchtung sein wenn die halbe Buchse sich der Führung nähert.</text:span></text:p>
      <text:p text:style-name="P4"><text:span text:style-name="T7">3</text:span>. <text:tab/>Drehen Sie das Werkzeug um sicher zu sein das die Buchsen richtig verschlossen sind.</text:p>
      <text:p text:style-name="P4">Siehe Bild 4.</text:p>
      <text:p text:style-name="P4"/>
      <text:p text:style-name="Heading">d)<text:tab/>Crimpvorgang</text:p>
      <text:p text:style-name="Text_20_body"/>
      <text:p text:style-name="P4">1. <text:tab/>Das Werkzeug <text:span text:style-name="T4">muss voll geöffnet sein. Setzen Sie den vorbereiteten Stecker durch die Öffnung des Werkzeugs in den Platz mit den angemessenen Freiraum. Für Hochfrequenz-Stecker führen, führen sie Diese bis zum Anschlag ein. Für Crimpkontakte bestimmen sie die richtige Position mit dem Auge</text:span></text:p>
      <text:p text:style-name="P5">2. <text:tab/>Quetschen Sie die Griffe zusammen bist das erfolgreiche Stoppen erreicht ist. Das Werkzeug wird aufgehen und zu der voll offenen Position zurück kehren.</text:p>
      <text:p text:style-name="P5">3. <text:tab/>Entfernen sie die gecrimpte Endung.</text:p>
      <text:p text:style-name="P5"/>
      <text:p text:style-name="Heading">e)<text:tab/>Halterung entfernen.</text:p>
      <text:p text:style-name="P6">1. <text:tab/>Das Werkzeug muss in voll geöffneter Position sein. <text:span text:style-name="T5">Um die feste Halterung zu entfernen, nehmen sie das Abbau-Werkzeug. Setzen sie das Werkzeug unten, am Ende des Werkzeugs an. Tippen sie leicht gegen das Ausbauwerkzeug . Der Einspannungssatz wird lose und rutscht aus der Aufnahme.</text:span></text:p>
      <text:p text:style-name="P13">Merke: <text:tab/>Immer zuerst die feste Halterung entfernen.</text:p>
      <text:p text:style-name="P10">3. <text:tab/>Wenn sie die bewegliche Haltung entfernen, halten Sie das Werkzeug geschlossen. Haken sie das Ausbauwerkzeug hinter die bewegliche Halterung, wie im Bild 6 beschrieben. Öffnen sie den Griff und die Halterung wird aus der Öffnung gezogen.</text:p>
      <text:p text:style-name="P6"><text:soft-page-break/></text:p>
      <text:p text:style-name="P9">Tool Service</text:p>
      <text:p text:style-name="P11">Astro Tools 620175 Crimp Werkzeug ist für eine langlebige und verlässliche Nutzung entworfen worden. Sollte das Werkzeug nicht mehr ordnungsgemäß funktionieren oder schließen, wird vorgeschlagen sich an den Kundenservice zu wenden, für eine Rücksendung.</text:p>
      <text:p text:style-name="P12">Nach eintreffen des Werkzeugs wird Astro eine Überholung durchführen um das Werkzeug wieder in seinen funktionsfähigen Zustand zu versetzen. Bitte beachten Sie, dass Astro's Qualitätskontrolle gemäß N.I.S.T. durchgeführt wird, Reparaturkosten ohne Garantie werden nur auf Nachfrage gestellt. Beschädigte Teile, welche durch Fremdpersonal repariert oder verändert worden sind, werden zusätzlich in Rechnung gestellt.</text:p>
      <text:p text:style-name="P7"/>
      <text:p text:style-name="Heading">Benutzung:</text:p>
      <text:p text:style-name="P8">Öffnen und schließen Sie das Werkzeug mehrmals und be<text:span text:style-name="T7">oba</text:span>chten sie den Arbeitsprozess. Beachten sie das, dass Werkzeug nicht vor Ende des Arbeitsschritts geöffnet werd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20:31:08.935193840</meta:creation-date>
    <dc:date>2014-09-14T14:47:16.720047534</dc:date>
    <meta:editing-duration>PT14M29S</meta:editing-duration>
    <meta:editing-cycles>2</meta:editing-cycles>
    <meta:generator>LibreOffice/4.2.6.3$Linux_X86_64 LibreOffice_project/420m0$Build-3</meta:generator>
    <meta:document-statistic meta:table-count="0" meta:image-count="0" meta:object-count="0" meta:page-count="3" meta:paragraph-count="37" meta:word-count="548" meta:character-count="3832" meta:non-whitespace-character-count="3311"/>
  </office:meta>
</office:document-meta>
</file>